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7.19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56.3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9.05pt"/>
    </style:style>
    <style:style style:name="co6" style:family="table-column">
      <style:table-column-properties fo:break-before="auto" style:column-width="96.86pt"/>
    </style:style>
    <style:style style:name="co7" style:family="table-column">
      <style:table-column-properties fo:break-before="auto" style:column-width="22.99pt"/>
    </style:style>
    <style:style style:name="co8" style:family="table-column">
      <style:table-column-properties fo:break-before="auto" style:column-width="21.46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24.6pt"/>
    </style:style>
    <style:style style:name="co11" style:family="table-column">
      <style:table-column-properties fo:break-before="auto" style:column-width="20.61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107.21pt"/>
    </style:style>
    <style:style style:name="co14" style:family="table-column">
      <style:table-column-properties fo:break-before="auto" style:column-width="93.71pt"/>
    </style:style>
    <style:style style:name="co15" style:family="table-column">
      <style:table-column-properties fo:break-before="auto" style:column-width="34.95pt"/>
    </style:style>
    <style:style style:name="co16" style:family="table-column">
      <style:table-column-properties fo:break-before="auto" style:column-width="35.69pt"/>
    </style:style>
    <style:style style:name="co17" style:family="table-column">
      <style:table-column-properties fo:break-before="auto" style:column-width="31.69pt"/>
    </style:style>
    <style:style style:name="co18" style:family="table-column">
      <style:table-column-properties fo:break-before="auto" style:column-width="32.54pt"/>
    </style:style>
    <style:style style:name="co19" style:family="table-column">
      <style:table-column-properties fo:break-before="auto" style:column-width="124.61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48.3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IPIP_20_Big_20_5_20_Sample_20_Questionnaire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8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5" style:family="text">
      <style:text-properties style:font-name="Arial" style:font-weight-complex="normal" style:font-weight-asian="normal" style:font-size-complex="10pt" style:font-size-asian="10pt" style:font-name-complex="Arial" style:text-position="0% 100%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 Big 5 Sample Questionnaire'.$B$125:.$C$125])" table:allow-empty-cell="true" table:display-list="no" table:base-cell-address="'IPIP Big 5 Sample Questionnaire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8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50 Item Big Five Sample Questionnaire – “I Am”</text:p>
          </table:table-cell>
          <table:covered-table-cell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Mildred</text:p>
          </table:table-cell>
          <table:table-cell table:style-name="ce11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2" office:value-type="string" calcext:value-type="string">
            <text:p>Very</text:p>
          </table:table-cell>
          <table:table-cell table:style-name="ce12" table:number-columns-repeated="3"/>
          <table:table-cell table:style-name="ce12" office:value-type="string" calcext:value-type="string">
            <text:p>Very</text:p>
          </table:table-cell>
          <table:table-cell table:style-name="ce16" office:value-type="string" calcext:value-type="string">
            <text:p>|</text:p>
          </table:table-cell>
          <table:table-cell table:style-name="ce3"/>
          <table:table-cell table:style-name="ce12"/>
          <table:table-cell table:style-name="ce13" table:number-columns-repeated="5"/>
          <table:table-cell table:style-name="ce17"/>
          <table:table-cell table:number-columns-repeated="1009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2" office:value-type="string" calcext:value-type="string">
            <text:p>Inaccurate</text:p>
          </table:table-cell>
          <table:table-cell table:style-name="ce12" office:value-type="string" calcext:value-type="string">
            <text:p>Neutral</text:p>
          </table:table-cell>
          <table:table-cell table:number-columns-repeated="2" table:style-name="ce12" office:value-type="string" calcext:value-type="string">
            <text:p>Accurate</text:p>
          </table:table-cell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tor</text:p>
          </table:table-cell>
          <table:table-cell table:style-name="ce12" office:value-type="string" calcext:value-type="string">
            <text:p>Key</text:p>
          </table:table-cell>
          <table:table-cell table:number-columns-repeated="5" table:style-name="ce12" office:value-type="string" calcext:value-type="string">
            <text:p>Val</text:p>
          </table:table-cell>
          <table:table-cell table:style-name="ce18" office:value-type="string" calcext:value-type="string">
            <text:p>Score For This Ite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the life of the party.</text:p>
          </table:table-cell>
          <table:table-cell table:style-name="ce13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8"/>
          <table:table-cell table:style-name="ce17"/>
          <table:table-cell table:number-columns-repeated="17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]);[.AJ5];IF(ISTEXT([.C5]);[.AK5];IF(ISTEXT([.D5]);[.AL5];IF(ISTEXT([.E5]);[.AM5];IF(ISTEXT([.F5]);[.AN5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eel little concern for other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6]);[.AJ6];IF(ISTEXT([.C6]);[.AK6];IF(ISTEXT([.D6]);[.AL6];IF(ISTEXT([.E6]);[.AM6];IF(ISTEXT([.F6]);[.AN6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always prepared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7]);[.AJ7];IF(ISTEXT([.C7]);[.AK7];IF(ISTEXT([.D7]);[.AL7];IF(ISTEXT([.E7]);[.AM7];IF(ISTEXT([.F7]);[.AN7];0)))))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8]);[.AJ8];IF(ISTEXT([.C8]);[.AK8];IF(ISTEXT([.D8]);[.AL8];IF(ISTEXT([.E8]);[.AM8];IF(ISTEXT([.F8]);[.AN8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9]);[.AJ9];IF(ISTEXT([.C9]);[.AK9];IF(ISTEXT([.D9]);[.AL9];IF(ISTEXT([.E9]);[.AM9];IF(ISTEXT([.F9]);[.AN9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Don't talk a lot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0]);[.AJ10];IF(ISTEXT([.C10]);[.AK10];IF(ISTEXT([.D10]);[.AL10];IF(ISTEXT([.E10]);[.AM10];IF(ISTEXT([.F10]);[.AN10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interested in peopl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1]);[.AJ11];IF(ISTEXT([.C11]);[.AK11];IF(ISTEXT([.D11]);[.AL11];IF(ISTEXT([.E11]);[.AM11];IF(ISTEXT([.F11]);[.AN11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2]);[.AJ12];IF(ISTEXT([.C12]);[.AK12];IF(ISTEXT([.D12]);[.AL12];IF(ISTEXT([.E12]);[.AM12];IF(ISTEXT([.F12]);[.AN12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relaxed most of the tim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3]);[.AJ13];IF(ISTEXT([.C13]);[.AK13];IF(ISTEXT([.D13]);[.AL13];IF(ISTEXT([.E13]);[.AM13];IF(ISTEXT([.F13]);[.AN13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4]);[.AJ14];IF(ISTEXT([.C14]);[.AK14];IF(ISTEXT([.D14]);[.AL14];IF(ISTEXT([.E14]);[.AM14];IF(ISTEXT([.F14]);[.AN14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5]);[.AJ15];IF(ISTEXT([.C15]);[.AK15];IF(ISTEXT([.D15]);[.AL15];IF(ISTEXT([.E15]);[.AM15];IF(ISTEXT([.F15]);[.AN15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6]);[.AJ16];IF(ISTEXT([.C16]);[.AK16];IF(ISTEXT([.D16]);[.AL16];IF(ISTEXT([.E16]);[.AM16];IF(ISTEXT([.F16]);[.AN16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Pay attention to detail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7]);[.AJ17];IF(ISTEXT([.C17]);[.AK17];IF(ISTEXT([.D17]);[.AL17];IF(ISTEXT([.E17]);[.AM17];IF(ISTEXT([.F17]);[.AN17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8]);[.AJ18];IF(ISTEXT([.C18]);[.AK18];IF(ISTEXT([.D18]);[.AL18];IF(ISTEXT([.E18]);[.AM18];IF(ISTEXT([.F18]);[.AN18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ve a vivid imagination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9]);[.AJ19];IF(ISTEXT([.C19]);[.AK19];IF(ISTEXT([.D19]);[.AL19];IF(ISTEXT([.E19]);[.AM19];IF(ISTEXT([.F19]);[.AN19];0)))))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0]);[.AJ20];IF(ISTEXT([.C20]);[.AK20];IF(ISTEXT([.D20]);[.AL20];IF(ISTEXT([.E20]);[.AM20];IF(ISTEXT([.F20]);[.AN20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ympathize with others' feel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1]);[.AJ21];IF(ISTEXT([.C21]);[.AK21];IF(ISTEXT([.D21]);[.AL21];IF(ISTEXT([.E21]);[.AM21];IF(ISTEXT([.F21]);[.AN21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Make a mess of thing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2]);[.AJ22];IF(ISTEXT([.C22]);[.AK22];IF(ISTEXT([.D22]);[.AL22];IF(ISTEXT([.E22]);[.AM22];IF(ISTEXT([.F22]);[.AN22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3]);[.AJ23];IF(ISTEXT([.C23]);[.AK23];IF(ISTEXT([.D23]);[.AL23];IF(ISTEXT([.E23]);[.AM23];IF(ISTEXT([.F23]);[.AN23];0)))))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not interested in abstract idea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tart conversation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5]);[.AJ25];IF(ISTEXT([.C25]);[.AK25];IF(ISTEXT([.D25]);[.AL25];IF(ISTEXT([.E25]);[.AM25];IF(ISTEXT([.F25]);[.AN25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not interested in other people's problem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6]);[.AJ26];IF(ISTEXT([.C26]);[.AK26];IF(ISTEXT([.D26]);[.AL26];IF(ISTEXT([.E26]);[.AM26];IF(ISTEXT([.F26]);[.AN26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7]);[.AJ27];IF(ISTEXT([.C27]);[.AK27];IF(ISTEXT([.D27]);[.AL27];IF(ISTEXT([.E27]);[.AM27];IF(ISTEXT([.F27]);[.AN27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easily disturbed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8]);[.AJ28];IF(ISTEXT([.C28]);[.AK28];IF(ISTEXT([.D28]);[.AL28];IF(ISTEXT([.E28]);[.AM28];IF(ISTEXT([.F28]);[.AN28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ve excellent idea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9]);[.AJ29];IF(ISTEXT([.C29]);[.AK29];IF(ISTEXT([.D29]);[.AL29];IF(ISTEXT([.E29]);[.AM29];IF(ISTEXT([.F29]);[.AN29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0]);[.AJ30];IF(ISTEXT([.C30]);[.AK30];IF(ISTEXT([.D30]);[.AL30];IF(ISTEXT([.E30]);[.AM30];IF(ISTEXT([.F30]);[.AN30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ve a soft heart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1]);[.AJ31];IF(ISTEXT([.C31]);[.AK31];IF(ISTEXT([.D31]);[.AL31];IF(ISTEXT([.E31]);[.AM31];IF(ISTEXT([.F31]);[.AN31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2]);[.AJ32];IF(ISTEXT([.C32]);[.AK32];IF(ISTEXT([.D32]);[.AL32];IF(ISTEXT([.E32]);[.AM32];IF(ISTEXT([.F32]);[.AN32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3]);[.AJ33];IF(ISTEXT([.C33]);[.AK33];IF(ISTEXT([.D33]);[.AL33];IF(ISTEXT([.E33]);[.AM33];IF(ISTEXT([.F33]);[.AN33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Do not have a good imagination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4]);[.AJ34];IF(ISTEXT([.C34]);[.AK34];IF(ISTEXT([.D34]);[.AL34];IF(ISTEXT([.E34]);[.AM34];IF(ISTEXT([.F34]);[.AN34];0)))))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5]);[.AJ35];IF(ISTEXT([.C35]);[.AK35];IF(ISTEXT([.D35]);[.AL35];IF(ISTEXT([.E35]);[.AM35];IF(ISTEXT([.F35]);[.AN35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not really interested in other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6]);[.AJ36];IF(ISTEXT([.C36]);[.AK36];IF(ISTEXT([.D36]);[.AL36];IF(ISTEXT([.E36]);[.AM36];IF(ISTEXT([.F36]);[.AN36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7]);[.AJ37];IF(ISTEXT([.C37]);[.AK37];IF(ISTEXT([.D37]);[.AL37];IF(ISTEXT([.E37]);[.AM37];IF(ISTEXT([.F37]);[.AN37];0)))))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ange my mood a lot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quick to understand th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9]);[.AJ39];IF(ISTEXT([.C39]);[.AK39];IF(ISTEXT([.D39]);[.AL39];IF(ISTEXT([.E39]);[.AM39];IF(ISTEXT([.F39]);[.AN39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40]);[.AJ40];IF(ISTEXT([.C40]);[.AK40];IF(ISTEXT([.D40]);[.AL40];IF(ISTEXT([.E40]);[.AM40];IF(ISTEXT([.F40]);[.AN40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ake time out for other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irk my dutie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42]);[.AJ42];IF(ISTEXT([.C42]);[.AK42];IF(ISTEXT([.D42]);[.AL42];IF(ISTEXT([.E42]);[.AM42];IF(ISTEXT([.F42]);[.AN42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Use difficult word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4]);[.AJ44];IF(ISTEXT([.C44]);[.AK44];IF(ISTEXT([.D44]);[.AL44];IF(ISTEXT([.E44]);[.AM44];IF(ISTEXT([.F44]);[.AN44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Don't mind being the center of attention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5]);[.AJ45];IF(ISTEXT([.C45]);[.AK45];IF(ISTEXT([.D45]);[.AL45];IF(ISTEXT([.E45]);[.AM45];IF(ISTEXT([.F45]);[.AN45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6]);[.AJ46];IF(ISTEXT([.C46]);[.AK46];IF(ISTEXT([.D46]);[.AL46];IF(ISTEXT([.E46]);[.AM46];IF(ISTEXT([.F46]);[.AN46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ollow a schedul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7]);[.AJ47];IF(ISTEXT([.C47]);[.AK47];IF(ISTEXT([.D47]);[.AL47];IF(ISTEXT([.E47]);[.AM47];IF(ISTEXT([.F47]);[.AN47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8]);[.AJ48];IF(ISTEXT([.C48]);[.AK48];IF(ISTEXT([.D48]);[.AL48];IF(ISTEXT([.E48]);[.AM48];IF(ISTEXT([.F48]);[.AN48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9]);[.AJ49];IF(ISTEXT([.C49]);[.AK49];IF(ISTEXT([.D49]);[.AL49];IF(ISTEXT([.E49]);[.AM49];IF(ISTEXT([.F49]);[.AN49];0)))))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quiet around stranger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50]);[.AJ50];IF(ISTEXT([.C50]);[.AK50];IF(ISTEXT([.D50]);[.AL50];IF(ISTEXT([.E50]);[.AM50];IF(ISTEXT([.F50]);[.AN50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Make people feel at eas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1]);[.AJ51];IF(ISTEXT([.C51]);[.AK51];IF(ISTEXT([.D51]);[.AL51];IF(ISTEXT([.E51]);[.AM51];IF(ISTEXT([.F51]);[.AN51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exacting in my work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2]);[.AJ52];IF(ISTEXT([.C52]);[.AK52];IF(ISTEXT([.D52]);[.AL52];IF(ISTEXT([.E52]);[.AM52];IF(ISTEXT([.F52]);[.AN52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 am full of idea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4]);[.AJ54];IF(ISTEXT([.C54]);[.AK54];IF(ISTEXT([.D54]);[.AL54];IF(ISTEXT([.E54]);[.AM54];IF(ISTEXT([.F54]);[.AN54];0)))))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/>
          <table:table-cell table:style-name="ce13" table:content-validation-name="val1" table:number-columns-repeated="5"/>
          <table:table-cell table:style-name="ce16" office:value-type="string" calcext:value-type="string">
            <text:p>|</text:p>
          </table:table-cell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6" office:value-type="string" calcext:value-type="string">
            <text:p>|</text:p>
          </table:table-cell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1">Items copied from </text:span><text:span text:style-name="T2">https://ipip.ori.org/New_IPIP-50-item-scale.htm</text:span><text:span text:style-name="T3"> on May 23, 2020.</text:span></text:p>
          </table:table-cell>
          <table:table-cell table:style-name="ce13" table:number-columns-repeated="5"/>
          <table:table-cell table:style-name="ce16"/>
          <table:table-cell table:number-columns-repeated="5"/>
          <table:table-cell table:style-name="ce13" table:number-columns-repeated="2"/>
          <table:table-cell table:style-name="ce17"/>
          <table:table-cell table:number-columns-repeated="1009"/>
        </table:table-row>
        <table:table-row table:style-name="ro1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7" office:value-type="string" calcext:value-type="string">
            <text:p>Results appear below, starting on row 101</text:p>
          </table:table-cell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/>
          <table:table-cell table:style-name="ce15" table:number-columns-repeated="2"/>
          <table:table-cell table:style-name="ce13" table:number-columns-repeated="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 table:number-rows-repeated="6">
          <table:table-cell table:number-columns-repeated="4"/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 table:number-rows-repeated="6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number-columns-repeated="5"/>
          <table:table-cell table:style-name="ce1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 table:number-rows-repeated="24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number-columns-repeated="5"/>
          <table:table-cell table:style-name="ce1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8" office:value-type="string" calcext:value-type="string">
            <text:p>Mildred</text:p>
          </table:table-cell>
          <table:table-cell table:style-name="ce15" office:value-type="string" calcext:value-type="string">
            <text:p>Raw 10-5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9" office:value-type="string" calcext:value-type="string">
            <text:p>Extraversion</text:p>
          </table:table-cell>
          <table:table-cell table:style-name="ce13" table:formula="of:=SUM([.AO5]+[.AO10]+[.AO15]+[.AO20]+[.AO25]+[.AO30]+[.AO35]+[.AO40]+[.AO45]+[.AO50])" office:value-type="float" office:value="20" calcext:value-type="float">
            <text:p>20</text:p>
          </table:table-cell>
          <table:table-cell table:style-name="ce13" table:formula="of:=PRODUCT(SUM( [.B102];-5);2)" office:value-type="float" office:value="30" calcext:value-type="float">
            <text:p>30</text:p>
          </table:table-cell>
          <table:table-cell table:style-name="ce13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Low" calcext:value-type="string">
            <text:p>Low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9" office:value-type="string" calcext:value-type="string">
            <text:p>Agreeableness</text:p>
          </table:table-cell>
          <table:table-cell table:style-name="ce13" table:formula="of:=SUM([.AO6]+[.AO11]+[.AO16]+[.AO21]+[.AO26]+[.AO31]+[.AO36]+[.AO41]+[.AO46]+[.AO51])" office:value-type="float" office:value="36" calcext:value-type="float">
            <text:p>36</text:p>
          </table:table-cell>
          <table:table-cell table:style-name="ce13" table:formula="of:=PRODUCT(SUM( [.B103];-5);2)" office:value-type="float" office:value="62" calcext:value-type="float">
            <text:p>62</text:p>
          </table:table-cell>
          <table:table-cell table:style-name="ce13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A Little High" calcext:value-type="string">
            <text:p>A Little High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9" office:value-type="string" calcext:value-type="string">
            <text:p>Conscientiousness</text:p>
          </table:table-cell>
          <table:table-cell table:style-name="ce13" table:formula="of:=SUM([.AO7]+[.AO12]+[.AO17]+[.AO22]+[.AO27]+[.AO32]+[.AO37]+[.AO42]+[.AO47]+[.AO52])" office:value-type="float" office:value="30" calcext:value-type="float">
            <text:p>30</text:p>
          </table:table-cell>
          <table:table-cell table:style-name="ce13" table:formula="of:=PRODUCT(SUM( [.B104];-5);2)" office:value-type="float" office:value="50" calcext:value-type="float">
            <text:p>50</text:p>
          </table:table-cell>
          <table:table-cell table:style-name="ce13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Average" calcext:value-type="string">
            <text:p>Average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9" office:value-type="string" calcext:value-type="string">
            <text:p>Neuroticism</text:p>
          </table:table-cell>
          <table:table-cell table:style-name="ce13" table:formula="of:=SUM([.AO8]+[.AO13]+[.AO18]+[.AO23]+[.AO28]+[.AO33]+[.AO38]+[.AO43]+[.AO48]+[.AO53])" office:value-type="float" office:value="31" calcext:value-type="float">
            <text:p>31</text:p>
          </table:table-cell>
          <table:table-cell table:style-name="ce13" table:formula="of:=PRODUCT(SUM( [.B105];-5);2)" office:value-type="float" office:value="52" calcext:value-type="float">
            <text:p>52</text:p>
          </table:table-cell>
          <table:table-cell table:style-name="ce13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verage" calcext:value-type="string">
            <text:p>Average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9" office:value-type="string" calcext:value-type="string">
            <text:p>Openness</text:p>
          </table:table-cell>
          <table:table-cell table:style-name="ce13" table:formula="of:=SUM([.AO9]+[.AO14]+[.AO19]+[.AO24]+[.AO29]+[.AO34]+[.AO39]+[.AO44]+[.AO49]+[.AO54])" office:value-type="float" office:value="29" calcext:value-type="float">
            <text:p>29</text:p>
          </table:table-cell>
          <table:table-cell table:style-name="ce13" table:formula="of:=PRODUCT(SUM( [.B106];-5);2)" office:value-type="float" office:value="48" calcext:value-type="float">
            <text:p>48</text:p>
          </table:table-cell>
          <table:table-cell table:style-name="ce13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Average" calcext:value-type="string">
            <text:p>Average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 table:number-rows-repeated="18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Used for input validation</text:span><text:span text:style-name="T5">: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1" table:number-rows-repeated="875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 Values for .csv" table:style-name="ta2">
        <table:table-column table:style-name="co4" table:number-columns-repeated="6" table:default-cell-style-name="Default"/>
        <table:table-column table:style-name="co21" table:number-columns-repeated="20" table:default-cell-style-name="Default"/>
        <table:table-column table:style-name="co20" table:number-columns-repeated="998" table:default-cell-style-name="Default"/>
        <table:table-row table:style-name="ro1">
          <table:table-cell table:style-name="ce19" office:value-type="string" calcext:value-type="string">
            <text:p>Mildred</text:p>
          </table:table-cell>
          <table:table-cell table:style-name="ce4" office:value-type="string" calcext:value-type="string">
            <text:p>Raw 10-50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Mean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xtraversion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ow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greeablenes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A Little Hig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nscientiousness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Ave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euroticis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Ave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penness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Average</text:p>
          </table:table-cell>
          <table:table-cell table:number-columns-repeated="1020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_20_Big_20_5_20_Sample_20_Questionnaire" style:display-name="PageStyle_IPIP Big 5 Sample Questionnai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28" meta:object-count="0"/>
    <meta:generator>LibreOfficeDev/6.0.5.2$Linux_X86_64 LibreOffice_project/</meta:generator>
  </office:meta>
</office:document-meta>
</file>